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8.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8.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30.00pt" fo:text-indent="0.00pt" fo:margin-bottom="6.00pt"/>
    </style:style>
    <style:style style:name="P6" style:family="paragraph">
      <style:paragraph-properties fo:line-height="100.00%" fo:text-align="left" fo:margin-top="12.00pt" fo:margin-bottom="6.00pt"/>
    </style:style>
    <style:style style:name="P7" style:family="paragraph">
      <style:paragraph-properties fo:line-height="100.00%" fo:text-align="left" fo:margin-bottom="6.00pt"/>
    </style:style>
    <style:style style:name="P8" style:family="paragraph">
      <style:paragraph-properties fo:line-height="100.00%" fo:text-align="left"/>
    </style:style>
    <style:style style:name="P9" style:family="paragraph">
      <style:paragraph-properties fo:line-height="100.00%" fo:text-align="left" fo:margin-left="54.00pt" fo:text-indent="0.00pt">
        <style:tab-stops>
          <style:tab-stop style:position="106.70pt" style:type="center"/>
          <style:tab-stop style:position="3235.6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0pt" fo:text-indent="0.00pt">
        <style:tab-stops>
          <style:tab-stop style:position="106.70pt" style:type="center"/>
          <style:tab-stop style:position="3235.65pt" style:type="center"/>
        </style:tab-stops>
      </style:paragraph-properties>
    </style:style>
    <style:style style:name="P12" style:family="paragraph">
      <style:paragraph-properties fo:line-height="100.00%" fo:text-align="left" fo:margin-left="54.00pt" fo:text-indent="0.00pt"/>
    </style:style>
    <style:style style:name="P13" style:family="paragraph">
      <style:paragraph-properties fo:line-height="100.00%" fo:text-align="left" fo:margin-left="54.00pt" fo:text-indent="0.00pt">
        <style:tab-stops>
          <style:tab-stop style:position="110.30pt" style:type="center"/>
          <style:tab-stop style:position="3235.65pt" style:type="center"/>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54.00pt" fo:text-indent="0.00pt">
        <style:tab-stops>
          <style:tab-stop style:position="110.30pt" style:type="center"/>
          <style:tab-stop style:position="3235.65pt" style:type="center"/>
        </style:tab-stops>
      </style:paragraph-properties>
    </style:style>
    <style:style style:name="P16" style:family="paragraph">
      <style:paragraph-properties fo:line-height="100.00%" fo:text-align="left" fo:margin-left="54.00pt" fo:text-indent="0.00pt"/>
    </style:style>
    <style:style style:name="P17" style:family="paragraph">
      <style:paragraph-properties fo:line-height="100.00%" fo:text-align="left"/>
    </style:style>
    <style:style style:name="TableColumn0100" style:family="table-column">
      <style:table-column-properties style:column-width="2.231944in"/>
    </style:style>
    <style:style style:name="TableColumn0101" style:family="table-column">
      <style:table-column-properties style:column-width="4.325000in"/>
    </style:style>
    <style:style style:name="Table01" style:family="table">
      <style:table-properties style:width="6.556944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center" fo:background-color="#ffffff"/>
    </style:style>
    <style:style style:name="TableCell010001" style:family="table-cell">
      <style:table-cell-properties fo:border-top="0.000694in solid #000000" fo:border-left="0.000694in solid #000000" fo:border-right="0.000694in solid #000000" fo:border-bottom="0.000694in solid #000000" fo:vertical-align="center" fo:background-color="#ffffff"/>
    </style:style>
    <style:style style:name="TableColumn0200" style:family="table-column">
      <style:table-column-properties style:column-width="2.281944in"/>
    </style:style>
    <style:style style:name="TableColumn0201" style:family="table-column">
      <style:table-column-properties style:column-width="4.425000in"/>
    </style:style>
    <style:style style:name="Table02" style:family="table">
      <style:table-properties style:width="6.706944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center" fo:background-color="#ffffff"/>
    </style:style>
    <style:style style:name="TableCell020001" style:family="table-cell">
      <style:table-cell-properties fo:border-top="0.000694in solid #000000" fo:border-left="0.000694in solid #000000" fo:border-right="0.000694in solid #000000" fo:border-bottom="0.000694in solid #000000" fo:vertical-align="center" fo:background-color="#ffffff"/>
    </style:style>
  </office:automatic-styles>
  <office:body>
    <office:text>
      <text:p text:style-name="P1"><text:span text:style-name="T1">Ανασκόπηση</text:span></text:p>
      <text:p text:style-name="P2"><text:span text:style-name="T2">Χρησιμοποιείστε το ένθεμα 'Επαφές' για να δημιουργήσετε και να διαχειριστείτε τις επαφές της επιχείρησής σας. </text:span></text:p>
      <text:p text:style-name="P2"><text:span text:style-name="T2">Μια επαφή είναι κάθε άτομο το οποίο αποτελεί μια προοπτική συνεργασίας για πώληση, η προοπτική πώλησης έχει αξιολογηθεί και εκτιμηθεί για μια πιθανή ευκαιρία πώλησης; Μπορείτε να συσχετίσετε κάθε επαφή με οποιαδήποτε εγγραφή όπως για παράδειγμα έναν Λογαριασμό, μια Ευκαιρία, ή μια Καμπάνια. Συσχετίζοντας μια Επαφή με μια Καμπάνια έχετε τη δυνατότητα να διαπιστώσετε την αποτελεσματικότητα της καμπάνιας σας στον τομέα της δημιουργίας ευκαιριών για την επιχείρησή σας. </text:span></text:p>
      <text:p text:style-name="P3"><text:span text:style-name="T3">Ενέργειες Επαφών</text:span></text:p>
      <text:p text:style-name="P4"><text:span text:style-name="T4">Η μπάρα Ενεργειών στην ετικέτα Επαφές εμφανίζει τις παρακάτω επιλογές: </text:span></text:p>
      <text:p text:style-name="P5"><text:span text:style-name="T5">Δημιουργία Επαφής,<text:s/></text:span><text:span text:style-name="T6">Κλικάρετε την επιλογή της δημιουργίας επαφής για να δημιουργήσετε μια εγγραφή για μια νέα επαφή.</text:span></text:p>
      <text:p text:style-name="P5"><text:span text:style-name="T7">Δημιουργία Επαφής τύπου εικονικής επαγγελματικής κάρτας,<text:s/></text:span><text:span text:style-name="T8">Κλικάρετε αυτή την επιλογή για να εισάγετε ένα αρχείο τύπου εικονικής επαγγελματικής κάρτας από το τοπ[ικό σας σύστημα.</text:span></text:p>
      <text:p text:style-name="P5"><text:span text:style-name="T9">Προβολή Επαφών,<text:s/></text:span><text:span text:style-name="T10">Κλικάρετε αυτή την επιλογή για να<text:s text:c="2"/>δείτε μια λίστα με τις υπάρχουσες επαφές σας.</text:span></text:p>
      <text:p text:style-name="P5"><text:span text:style-name="T11">Εισαγωγή Επαφών,</text:span><text:span text:style-name="T12"><text:s/>Κλικάρετε αυτή την επιλογή για να εισάγετε πληροφορίες επαφών σε από μια εξωτερική εφαρμογή ή αρχείο. Για περισσότερες πληροφορίες δείτε στην ενότητα Εισαγωγή Δεδομένων.</text:span></text:p>
      <text:p text:style-name="P6"><text:span text:style-name="T13">Δημιουργία Επαφών</text:span></text:p>
      <text:p text:style-name="P7"><text:span text:style-name="T14">Μπορείτε να δημιουργήσετε επαφές στο Sugar και επίσης να τις εισάγετε στο Sugar χρησιμοποιώντας αρχεία οριοθετημένα είτε με κόμματα, είτε με καρτέλες (tabs) είτε προσαρμοσμένα αρχεία.</text:span></text:p>
      <text:p text:style-name="P8"><text:span text:style-name="T14">Για να δημιουργήσετε μια επαφή</text:span></text:p>
      <table:table table:style-name="Table01">
        <table:table-column table:style-name="TableColumn0100"/>
        <table:table-column table:style-name="TableColumn0101"/>
        <table:table-row table:style-name="TableRow0100">
          <table:table-cell table:style-name="TableCell010000">
            <text:p text:style-name="P10"><text:span text:style-name="T16">1.</text:span><text:span text:style-name="T17"/></text:p>
          </table:table-cell>
          <table:table-cell table:style-name="TableCell010001">
            <text:p text:style-name="P10"><text:span text:style-name="T18">Επιλέξτε την Δημιουργία Επαφής από την μπάρα Ενεργειών στην καρτέλα Επαφών.</text:span><text:span text:style-name="T19"/></text:p>
          </table:table-cell>
        </table:table-row>
      </table:table>
      <text:p text:style-name="P12"><text:span text:style-name="T20">Ή, επιλέξτε το εικονίδιο Δημιουργία σε οποιαδήποτε σελίδα μέσα στο ένθεμα επαφών. </text:span></text:p>
      <table:table table:style-name="Table02">
        <table:table-column table:style-name="TableColumn0200"/>
        <table:table-column table:style-name="TableColumn0201"/>
        <table:table-row table:style-name="TableRow0200">
          <table:table-cell table:style-name="TableCell020000">
            <text:p text:style-name="P14"><text:span text:style-name="T22">2.</text:span><text:span text:style-name="T23"/></text:p>
          </table:table-cell>
          <table:table-cell table:style-name="TableCell020001">
            <text:p text:style-name="P14"><text:span text:style-name="T24">Εισάγετε τις παρακάτω πληροφορίες στο τμήμα Ανασκόπησης Επαφών:<text:s/></text:span><text:span text:style-name="T25"/></text:p>
          </table:table-cell>
        </table:table-row>
      </table:table>
      <text:p text:style-name="P16"><text:span text:style-name="T26">´</text:span><text:span text:style-name="T27">Ονομα</text:span><text:span text:style-name="T28">. Εισάγετε το όνομα της επαφής.</text:span></text:p>
      <text:p text:style-name="P17"><text:span text:style-name="T29">Επίθετο,</text:span><text:span text:style-name="T30"><text:s/>Εισάγετε το επίθετο της επαφής.</text:span></text:p>
      <text:p text:style-name="P17"><text:span text:style-name="T31">Τίτλος,</text:span><text:span text:style-name="T32"><text:s/>Εισάγετε τον επαγγελματικό τίτλο/ ιδιότητα της επαφής.</text:span></text:p>
      <text:p text:style-name="P17"><text:span text:style-name="T33">Τηλέφωνο Γραφείου/ Εργασίας,<text:s/></text:span><text:span text:style-name="T34">Εισάγετε τον τηλεφωνικό αριθμό γραφείου/ εργασίας της επαφής.</text:span></text:p>
      <text:p text:style-name="P17"><text:span text:style-name="T35">Κινητό,</text:span><text:span text:style-name="T36"><text:s/>Εισάγετε το κινητό τηλέφωνο της επαφής.</text:span></text:p>
      <text:p text:style-name="P17"><text:span text:style-name="T37">Φαξ,<text:s/></text:span><text:span text:style-name="T38">Εισάγετε το φαξ της επαφής</text:span><text:span text:style-name="T39">.</text:span></text:p>
      <text:p text:style-name="P17"><text:span text:style-name="T39">Όνομα Λογαριασμού,</text:span><text:span text:style-name="T40"><text:s/>Εισάγετε το όνομα λογαριασμού που σχετίζεται με την επαφή, ή κλικάρετε την Επιλογή, για να διαλέξετε από την ήδη υπάρχουσα λίστα λογαριασμών.</text:span></text:p>
      <text:p text:style-name="P17"><text:span text:style-name="T41">Διεύθυνση,</text:span><text:span text:style-name="T42"><text:s/>Εισάγετε την κυρίως διεύθυνση της επαφής και άλλες πληροφορίες διεύθυνσης. Επιλέξτε την αντιγραφή διεύθυνσης από το πλαίσιο στα αριστερά για να αντιγράψετε την κυρίως διεύθυνση στο τμήμα "</text:span><text:span text:style-name="T43">Άλλων Διευθύνσεων"</text:span><text:span text:style-name="T44">. </text:span></text:p>
      <text:p text:style-name="P17"><text:span text:style-name="T44">Αν επιλέξετε μια επαφή από την λίστα επαφών, το σύστημα αυτόματα θα εισάγει την διεύθυνση. Μπορείτε να επεξεργαστείτε αυτήν την πληροφορία αν χρειαστεί. Παρομοίως, αν η επαφή σχετίζεται με έναν λογαριασμό, το Sugar θα συμπληρώσει<text:s text:c="2"/>αυτόματα το πεδίο της κύριας διεύθυνσης.</text:span></text:p>
      <text:p text:style-name="P17"><text:span text:style-name="T45"/></text:p>
      <text:p text:style-name="P17"><text:span text:style-name="T46">Ηλεκτρονική Διεύθυνση:<text:s/></text:span><text:span text:style-name="T47">Εισάγετε την ηλεκτρονική διεύθυνση της επιχείρησης, τις επαφές σας και τους στόχους της καμπάνιας του οργανισμού.</text:span></text:p>
      <text:p text:style-name="P17"><text:span text:style-name="T47">Επιλέξτε το πεδίο "Μη έγκυρο" για να υποδείξετε μια λανθασμένη διεύθυνση ηλεκτρονικού ταχυδρομείου. Αν αποστείλετε ηλεκτρονική αλληλογραφία μέσω της καμπάνια και κάποιο άτομο επέλεξε να εξαιρεθεί από την λίστα αποστολής, επιλέξτε<text:s/></text:span><text:span text:style-name="T48">"</text:span><text:span text:style-name="T49">έχει εξαιρεθεί". Για να προσθέσετε μια επιπλέον ηλεκτρονική διεύθυνση, κλικάρετε το εικονίδιο "προσθήκη". Έχετε την δυνατότητα να εισάγετε πολλαπλές ηλεκτρονικές διευθύνσεις.</text:span></text:p>
      <text:p text:style-name="P17"><text:span text:style-name="T50"/></text:p>
      <text:p text:style-name="P17"><text:span text:style-name="T51">Περιγραφή:<text:s/></text:span><text:span text:style-name="T52">Εισάγετε μια σύντομη περιγραφή της επαφής.</text:span></text:p>
      <text:p text:style-name="P17"><text:span text:style-name="T52">Εισάγετε της παρακάτω λεπτομέρειες στην περιοχή "</text:span><text:span text:style-name="T53">Περισσότερες Πληροφορίες</text:span><text:span text:style-name="T54">":</text:span></text:p>
      <text:p text:style-name="P17"><text:span text:style-name="T55">Αναφέρεται σε</text:span><text:span text:style-name="T56">. Κλικάρετε την "επιλογή" και επιλέξτε τον επιβλέποντα της επαφής από την λίστα επαφών</text:span></text:p>
      <text:p text:style-name="P17"><text:span text:style-name="T57">Πηγή ευκαιρίας πώλησης.<text:s/></text:span><text:span text:style-name="T58">Επιλέξτε την πηγή που δημιουργεί την ευκαιρία πώλησης, όπως άμεσα μηνύματα ή εμπορική έκθεση από αυτή την αναπτυσσόμενη λίστα.</text:span></text:p>
      <text:p text:style-name="P17"><text:span text:style-name="T59">Καμπάνια.</text:span><text:span text:style-name="T60"><text:s/>Εισάγετε το όνομα της καμπάνιας ή κλικάρετε την "Επιλογή" για να την επιλέξετε από την λίστα με της καμπάνιες για να συσχετίσετε την επαφή με μια καμπάνια.</text:span></text:p>
      <text:p text:style-name="P17"><text:span text:style-name="T61">Συγχρονισμός στο<text:s/></text:span><text:span text:style-name="T62">Outlook.</text:span><text:span text:style-name="T63"><text:s/></text:span><text:span text:style-name="T64">Επιλέξτε αυτό το κουτάκι για να συγχρονίζετε τις πληροφορίες της επαφής με το<text:s/></text:span><text:span text:style-name="T65">Outlook</text:span><text:span text:style-name="T66">, εάν έχετε εγκαταστήσει το ένθεμα του<text:s/></text:span><text:span text:style-name="T67">Sugar<text:s/></text:span><text:span text:style-name="T68">για το<text:s/></text:span><text:span text:style-name="T69">Microsoft Outlook.</text:span></text:p>
      <text:p text:style-name="P17"><text:span text:style-name="T70">Μην επικοινωνήσετε τηλεφωνικά.<text:s/></text:span><text:span text:style-name="T71">Επιλέξτε αυτό το κουτάκι για να προσθέσετε την επαφή στην λίστα μη κληθέντων. Έτσι διασφαλίζεται ότι η επαφή δεν είναι στοχευόμενη κατά την διάρκεια της καμπάνιας.</text:span></text:p>
      <text:p text:style-name="P17"><text:span text:style-name="T71">Καθορίστε τις ακόλουθες πληροφορίες στην ενότητα "Άλλα":</text:span></text:p>
      <text:p text:style-name="P17"><text:span text:style-name="T72">Ανατίθεται σε.<text:s/></text:span><text:span text:style-name="T73">Επιλέξτε το άτομο που θα είναι υπεύθυνο για την επικοινωνία με αυτή την επαφή. Αρχικά ανατίθεται σε εσάς σαν προεπιλογή.</text:span></text:p>
      <text:p text:style-name="P17"><text:span text:style-name="T73"><text:tab/><text:tab/>3.Κάντε κλικ στο κουμπί "</text:span><text:span text:style-name="T74">Αποθήκευση</text:span><text:span text:style-name="T75">" για να αποθηκεύσετε την εγγραφή σας και να δείτε τις πληροφορίες της</text:span></text:p>
      <text:p text:style-name="P17"><text:span text:style-name="T75"><text:tab/><text:tab/>Κάντε κλίκ στο κουμπί "</text:span><text:span text:style-name="T76">Άκυρο</text:span><text:span text:style-name="T77">" για να επιστρέψετε στην αρχική σελίδα των επαφών χωρίς να δημιουργήσετε την επαφή.</text:span><text:span text:style-name="T78"/></text:p>
      <text:p text:style-name="P17"><text:span text:style-name="T79"/></text:p>
      <text:p text:style-name="P17"><text:span text:style-name="T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